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20pt" fo:font-weight="bold" officeooo:rsid="00182ab9" officeooo:paragraph-rsid="00182ab9" style:font-size-asian="17.5pt" style:font-weight-asian="bold" style:font-size-complex="20pt" style:font-weight-complex="bold"/>
    </style:style>
    <style:style style:name="P2" style:family="paragraph" style:parent-style-name="Standard">
      <style:text-properties style:font-name="Arial" fo:font-size="20pt" fo:font-weight="normal" officeooo:rsid="00182ab9" officeooo:paragraph-rsid="00182ab9" style:font-size-asian="17.5pt" style:font-weight-asian="normal" style:font-size-complex="20pt" style:font-weight-complex="normal"/>
    </style:style>
    <style:style style:name="P3" style:family="paragraph" style:parent-style-name="Standard">
      <style:text-properties style:font-name="Arial" fo:font-size="10pt" fo:font-style="italic" fo:font-weight="bold" officeooo:rsid="00182ab9" officeooo:paragraph-rsid="00182ab9" style:font-size-asian="8.75pt" style:font-style-asian="italic" style:font-weight-asian="bold" style:font-size-complex="10pt" style:font-style-complex="italic" style:font-weight-complex="bold"/>
    </style:style>
    <style:style style:name="P4" style:family="paragraph" style:parent-style-name="Standard">
      <style:text-properties style:font-name="Arial" fo:font-size="10pt" fo:font-style="italic" fo:font-weight="bold" officeooo:rsid="00182ab9" officeooo:paragraph-rsid="00232843" style:font-size-asian="8.75pt" style:font-style-asian="italic" style:font-weight-asian="bold" style:font-size-complex="10pt" style:font-style-complex="italic" style:font-weight-complex="bold"/>
    </style:style>
    <style:style style:name="P5" style:family="paragraph" style:parent-style-name="Standard">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6" style:family="paragraph" style:parent-style-name="Standard">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7" style:family="paragraph" style:parent-style-name="Standard">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8" style:family="paragraph" style:parent-style-name="Standard">
      <style:text-properties style:font-name="Arial" fo:font-size="10pt" fo:font-style="italic" fo:font-weight="bold" officeooo:rsid="00182ab9" officeooo:paragraph-rsid="00755647" style:font-size-asian="8.75pt" style:font-style-asian="italic" style:font-weight-asian="bold" style:font-size-complex="10pt" style:font-style-complex="italic" style:font-weight-complex="bold"/>
    </style:style>
    <style:style style:name="P9" style:family="paragraph" style:parent-style-name="Standard">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P10" style:family="paragraph" style:parent-style-name="Standard">
      <style:text-properties style:font-name="Arial" fo:font-size="10pt" fo:font-style="italic" fo:font-weight="bold" officeooo:rsid="00182ab9" officeooo:paragraph-rsid="0082c611" style:font-size-asian="8.75pt" style:font-style-asian="italic" style:font-weight-asian="bold" style:font-size-complex="10pt" style:font-style-complex="italic" style:font-weight-complex="bold"/>
    </style:style>
    <style:style style:name="P11" style:family="paragraph" style:parent-style-name="Standard">
      <style:text-properties style:font-name="Arial" fo:font-size="10pt" fo:font-style="italic" fo:font-weight="bold" officeooo:rsid="0033d453" officeooo:paragraph-rsid="00755647" style:font-size-asian="8.75pt" style:font-style-asian="italic" style:font-weight-asian="bold" style:font-size-complex="10pt" style:font-style-complex="italic" style:font-weight-complex="bold"/>
    </style:style>
    <style:style style:name="P12" style:family="paragraph" style:parent-style-name="Standard">
      <style:text-properties style:font-name="Arial" fo:font-size="10pt" fo:font-style="normal" fo:font-weight="normal" officeooo:rsid="00182ab9" officeooo:paragraph-rsid="00182ab9" style:font-size-asian="8.75pt" style:font-style-asian="normal" style:font-weight-asian="normal" style:font-size-complex="10pt" style:font-style-complex="normal" style:font-weight-complex="normal"/>
    </style:style>
    <style:style style:name="P13" style:family="paragraph" style:parent-style-name="Standard">
      <style:text-properties style:font-name="Arial" fo:font-size="10pt" fo:font-style="normal" fo:font-weight="normal" officeooo:rsid="00182ab9" officeooo:paragraph-rsid="001c9534" style:font-size-asian="8.75pt" style:font-style-asian="normal" style:font-weight-asian="normal" style:font-size-complex="10pt" style:font-style-complex="normal" style:font-weight-complex="normal"/>
    </style:style>
    <style:style style:name="P14" style:family="paragraph" style:parent-style-name="Standard">
      <style:text-properties style:font-name="Arial" fo:font-size="10pt" fo:font-style="normal" fo:font-weight="normal" officeooo:rsid="00182ab9" officeooo:paragraph-rsid="00232843" style:font-size-asian="8.75pt" style:font-style-asian="normal" style:font-weight-asian="normal" style:font-size-complex="10pt" style:font-style-complex="normal" style:font-weight-complex="normal"/>
    </style:style>
    <style:style style:name="P15" style:family="paragraph" style:parent-style-name="Standard">
      <style:text-properties style:font-name="Arial" fo:font-size="10pt" fo:font-style="normal" fo:font-weight="normal" officeooo:rsid="00182ab9" officeooo:paragraph-rsid="0033d453" style:font-size-asian="8.75pt" style:font-style-asian="normal" style:font-weight-asian="normal" style:font-size-complex="10pt" style:font-style-complex="normal" style:font-weight-complex="normal"/>
    </style:style>
    <style:style style:name="P16" style:family="paragraph" style:parent-style-name="Standard">
      <style:text-properties style:font-name="Arial" fo:font-size="10pt" fo:font-style="normal" fo:font-weight="normal" officeooo:rsid="00182ab9" officeooo:paragraph-rsid="00310f4d" style:font-size-asian="8.75pt" style:font-style-asian="normal" style:font-weight-asian="normal" style:font-size-complex="10pt" style:font-style-complex="normal" style:font-weight-complex="normal"/>
    </style:style>
    <style:style style:name="P17" style:family="paragraph" style:parent-style-name="Standard">
      <style:text-properties style:font-name="Arial" fo:font-size="10pt" fo:font-style="normal" fo:font-weight="normal" officeooo:rsid="00182ab9" officeooo:paragraph-rsid="004a33f2" style:font-size-asian="8.75pt" style:font-style-asian="normal" style:font-weight-asian="normal" style:font-size-complex="10pt" style:font-style-complex="normal" style:font-weight-complex="normal"/>
    </style:style>
    <style:style style:name="P18" style:family="paragraph" style:parent-style-name="Standard">
      <style:text-properties style:font-name="Arial" fo:font-size="10pt" fo:font-style="normal" fo:font-weight="normal" officeooo:rsid="00182ab9" officeooo:paragraph-rsid="0061995f" style:font-size-asian="8.75pt" style:font-style-asian="normal" style:font-weight-asian="normal" style:font-size-complex="10pt" style:font-style-complex="normal" style:font-weight-complex="normal"/>
    </style:style>
    <style:style style:name="P19" style:family="paragraph" style:parent-style-name="Standard">
      <style:text-properties style:font-name="Arial" fo:font-size="10pt" fo:font-style="normal" fo:font-weight="normal" officeooo:rsid="00182ab9" officeooo:paragraph-rsid="00755647" style:font-size-asian="8.75pt" style:font-style-asian="normal" style:font-weight-asian="normal" style:font-size-complex="10pt" style:font-style-complex="normal" style:font-weight-complex="normal"/>
    </style:style>
    <style:style style:name="P20" style:family="paragraph" style:parent-style-name="Standard">
      <style:text-properties style:font-name="Arial" fo:font-size="10pt" fo:font-style="normal" fo:font-weight="normal" officeooo:rsid="00182ab9" officeooo:paragraph-rsid="00767a77" style:font-size-asian="8.75pt" style:font-style-asian="normal" style:font-weight-asian="normal" style:font-size-complex="10pt" style:font-style-complex="normal" style:font-weight-complex="normal"/>
    </style:style>
    <style:style style:name="P21" style:family="paragraph" style:parent-style-name="Standard">
      <style:text-properties style:font-name="Arial" fo:font-size="10pt" fo:font-style="normal" fo:font-weight="normal" officeooo:rsid="00182ab9" officeooo:paragraph-rsid="0082c611" style:font-size-asian="8.75pt" style:font-style-asian="normal" style:font-weight-asian="normal" style:font-size-complex="10pt" style:font-style-complex="normal" style:font-weight-complex="normal"/>
    </style:style>
    <style:style style:name="P22" style:family="paragraph" style:parent-style-name="Standard">
      <style:text-properties style:font-name="Arial" fo:font-size="10pt" fo:font-style="normal" fo:font-weight="normal" officeooo:rsid="001c9534" officeooo:paragraph-rsid="001c9534" style:font-size-asian="8.75pt" style:font-style-asian="normal" style:font-weight-asian="normal" style:font-size-complex="10pt" style:font-style-complex="normal" style:font-weight-complex="normal"/>
    </style:style>
    <style:style style:name="P23" style:family="paragraph" style:parent-style-name="Standard">
      <style:text-properties style:font-name="Arial" fo:font-size="10pt" fo:font-style="normal" fo:font-weight="normal" officeooo:rsid="001de24f" officeooo:paragraph-rsid="001de24f" style:font-size-asian="8.75pt" style:font-style-asian="normal" style:font-weight-asian="normal" style:font-size-complex="10pt" style:font-style-complex="normal" style:font-weight-complex="normal"/>
    </style:style>
    <style:style style:name="P24" style:family="paragraph" style:parent-style-name="Standard">
      <style:text-properties style:font-name="Arial" fo:font-size="10pt" fo:font-style="normal" fo:font-weight="normal" officeooo:rsid="001de24f" officeooo:paragraph-rsid="00232843" style:font-size-asian="8.75pt" style:font-style-asian="normal" style:font-weight-asian="normal" style:font-size-complex="10pt" style:font-style-complex="normal" style:font-weight-complex="normal"/>
    </style:style>
    <style:style style:name="P25" style:family="paragraph" style:parent-style-name="Standard">
      <style:text-properties style:font-name="Arial" fo:font-size="10pt" fo:font-style="normal" fo:font-weight="normal" officeooo:rsid="001de24f" officeooo:paragraph-rsid="0033d453" style:font-size-asian="8.75pt" style:font-style-asian="normal" style:font-weight-asian="normal" style:font-size-complex="10pt" style:font-style-complex="normal" style:font-weight-complex="normal"/>
    </style:style>
    <style:style style:name="P26" style:family="paragraph" style:parent-style-name="Standard">
      <style:text-properties style:font-name="Arial" fo:font-size="10pt" fo:font-style="normal" fo:font-weight="normal" officeooo:rsid="001de24f" officeooo:paragraph-rsid="004a33f2" style:font-size-asian="8.75pt" style:font-style-asian="normal" style:font-weight-asian="normal" style:font-size-complex="10pt" style:font-style-complex="normal" style:font-weight-complex="normal"/>
    </style:style>
    <style:style style:name="P27" style:family="paragraph" style:parent-style-name="Standard">
      <style:text-properties style:font-name="Arial" fo:font-size="10pt" fo:font-style="normal" fo:font-weight="normal" officeooo:rsid="001de24f" officeooo:paragraph-rsid="0061995f" style:font-size-asian="8.75pt" style:font-style-asian="normal" style:font-weight-asian="normal" style:font-size-complex="10pt" style:font-style-complex="normal" style:font-weight-complex="normal"/>
    </style:style>
    <style:style style:name="P28" style:family="paragraph" style:parent-style-name="Standard">
      <style:text-properties style:font-name="Arial" fo:font-size="10pt" fo:font-style="normal" fo:font-weight="normal" officeooo:rsid="001de24f" officeooo:paragraph-rsid="00755647" style:font-size-asian="8.75pt" style:font-style-asian="normal" style:font-weight-asian="normal" style:font-size-complex="10pt" style:font-style-complex="normal" style:font-weight-complex="normal"/>
    </style:style>
    <style:style style:name="P29" style:family="paragraph" style:parent-style-name="Standard">
      <style:text-properties style:font-name="Arial" fo:font-size="10pt" fo:font-style="normal" fo:font-weight="normal" officeooo:rsid="001de24f" officeooo:paragraph-rsid="00767a77" style:font-size-asian="8.75pt" style:font-style-asian="normal" style:font-weight-asian="normal" style:font-size-complex="10pt" style:font-style-complex="normal" style:font-weight-complex="normal"/>
    </style:style>
    <style:style style:name="P30" style:family="paragraph" style:parent-style-name="Standard">
      <style:text-properties style:font-name="Arial" fo:font-size="10pt" fo:font-style="normal" fo:font-weight="normal" officeooo:rsid="001de24f" officeooo:paragraph-rsid="0082c611" style:font-size-asian="8.75pt" style:font-style-asian="normal" style:font-weight-asian="normal" style:font-size-complex="10pt" style:font-style-complex="normal" style:font-weight-complex="normal"/>
    </style:style>
    <style:style style:name="P31" style:family="paragraph" style:parent-style-name="Standard">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32" style:family="paragraph" style:parent-style-name="Standard">
      <style:paragraph-properties fo:line-height="150%"/>
      <style:text-properties style:font-name="Arial" fo:font-size="10pt" fo:font-style="normal" fo:font-weight="normal" officeooo:rsid="001fd3f3" officeooo:paragraph-rsid="001fd3f3" style:font-size-asian="8.75pt" style:font-style-asian="normal" style:font-weight-asian="normal" style:font-size-complex="10pt" style:font-style-complex="normal" style:font-weight-complex="normal"/>
    </style:style>
    <style:style style:name="P33" style:family="paragraph" style:parent-style-name="Standard">
      <style:paragraph-properties fo:line-height="150%"/>
      <style:text-properties style:font-name="Arial" fo:font-size="10pt" fo:font-style="normal" fo:font-weight="normal" officeooo:rsid="001fd3f3" officeooo:paragraph-rsid="00232843" style:font-size-asian="8.75pt" style:font-style-asian="normal" style:font-weight-asian="normal" style:font-size-complex="10pt" style:font-style-complex="normal" style:font-weight-complex="normal"/>
    </style:style>
    <style:style style:name="P34" style:family="paragraph" style:parent-style-name="Standard">
      <style:paragraph-properties fo:line-height="150%"/>
      <style:text-properties style:font-name="Arial" fo:font-size="10pt" fo:font-style="normal" fo:font-weight="normal" officeooo:rsid="001fd3f3" officeooo:paragraph-rsid="0033d453" style:font-size-asian="8.75pt" style:font-style-asian="normal" style:font-weight-asian="normal" style:font-size-complex="10pt" style:font-style-complex="normal" style:font-weight-complex="normal"/>
    </style:style>
    <style:style style:name="P35" style:family="paragraph" style:parent-style-name="Standard">
      <style:paragraph-properties fo:line-height="150%"/>
      <style:text-properties style:font-name="Arial" fo:font-size="10pt" fo:font-style="normal" fo:font-weight="normal" officeooo:rsid="001fd3f3" officeooo:paragraph-rsid="004a33f2" style:font-size-asian="8.75pt" style:font-style-asian="normal" style:font-weight-asian="normal" style:font-size-complex="10pt" style:font-style-complex="normal" style:font-weight-complex="normal"/>
    </style:style>
    <style:style style:name="P36" style:family="paragraph" style:parent-style-name="Standard">
      <style:paragraph-properties fo:line-height="150%"/>
      <style:text-properties style:font-name="Arial" fo:font-size="10pt" fo:font-style="normal" fo:font-weight="normal" officeooo:rsid="001fd3f3" officeooo:paragraph-rsid="0061995f" style:font-size-asian="8.75pt" style:font-style-asian="normal" style:font-weight-asian="normal" style:font-size-complex="10pt" style:font-style-complex="normal" style:font-weight-complex="normal"/>
    </style:style>
    <style:style style:name="P37" style:family="paragraph" style:parent-style-name="Standard">
      <style:paragraph-properties fo:line-height="150%"/>
      <style:text-properties style:font-name="Arial" fo:font-size="10pt" fo:font-style="normal" fo:font-weight="normal" officeooo:rsid="001fd3f3" officeooo:paragraph-rsid="00755647" style:font-size-asian="8.75pt" style:font-style-asian="normal" style:font-weight-asian="normal" style:font-size-complex="10pt" style:font-style-complex="normal" style:font-weight-complex="normal"/>
    </style:style>
    <style:style style:name="P38" style:family="paragraph" style:parent-style-name="Standard">
      <style:paragraph-properties fo:line-height="150%"/>
      <style:text-properties style:font-name="Arial" fo:font-size="10pt" fo:font-style="normal" fo:font-weight="normal" officeooo:rsid="001fd3f3" officeooo:paragraph-rsid="00767a77" style:font-size-asian="8.75pt" style:font-style-asian="normal" style:font-weight-asian="normal" style:font-size-complex="10pt" style:font-style-complex="normal" style:font-weight-complex="normal"/>
    </style:style>
    <style:style style:name="P39" style:family="paragraph" style:parent-style-name="Standard">
      <style:paragraph-properties fo:line-height="150%"/>
      <style:text-properties style:font-name="Arial" fo:font-size="10pt" fo:font-style="normal" fo:font-weight="normal" officeooo:rsid="001fd3f3" officeooo:paragraph-rsid="0082c611" style:font-size-asian="8.75pt" style:font-style-asian="normal" style:font-weight-asian="normal" style:font-size-complex="10pt" style:font-style-complex="normal" style:font-weight-complex="normal"/>
    </style:style>
    <style:style style:name="P40" style:family="paragraph" style:parent-style-name="Standard">
      <style:text-properties style:font-name="Arial" fo:font-size="10pt" fo:font-style="normal" fo:font-weight="normal" officeooo:rsid="0024741e" officeooo:paragraph-rsid="002677b2" style:font-size-asian="8.75pt" style:font-style-asian="normal" style:font-weight-asian="normal" style:font-size-complex="10pt" style:font-style-complex="normal" style:font-weight-complex="normal"/>
    </style:style>
    <style:style style:name="P41" style:family="paragraph" style:parent-style-name="Standard">
      <style:text-properties style:font-name="Arial" fo:font-size="10pt" fo:font-style="normal" fo:font-weight="normal" officeooo:rsid="002f18f7" officeooo:paragraph-rsid="002f18f7" style:font-size-asian="8.75pt" style:font-style-asian="normal" style:font-weight-asian="normal" style:font-size-complex="10pt" style:font-style-complex="normal" style:font-weight-complex="normal"/>
    </style:style>
    <style:style style:name="P42" style:family="paragraph" style:parent-style-name="Standard">
      <style:text-properties style:font-name="Arial" fo:font-size="10pt" fo:font-style="normal" fo:font-weight="normal" officeooo:rsid="00310665" officeooo:paragraph-rsid="003106e2" style:font-size-asian="8.75pt" style:font-style-asian="normal" style:font-weight-asian="normal" style:font-size-complex="10pt" style:font-style-complex="normal" style:font-weight-complex="normal"/>
    </style:style>
    <style:style style:name="P43" style:family="paragraph" style:parent-style-name="Standard">
      <style:text-properties style:font-name="Arial" fo:font-size="10pt" fo:font-style="normal" fo:font-weight="normal" officeooo:rsid="00310f4d" officeooo:paragraph-rsid="00310f4d" style:font-size-asian="8.75pt" style:font-style-asian="normal" style:font-weight-asian="normal" style:font-size-complex="10pt" style:font-style-complex="normal" style:font-weight-complex="normal"/>
    </style:style>
    <style:style style:name="P44" style:family="paragraph" style:parent-style-name="Standard">
      <style:text-properties style:font-name="Arial" fo:font-size="10pt" fo:font-style="normal" fo:font-weight="normal" officeooo:rsid="00351c8f" officeooo:paragraph-rsid="003ae66f" style:font-size-asian="8.75pt" style:font-style-asian="normal" style:font-weight-asian="normal" style:font-size-complex="10pt" style:font-style-complex="normal" style:font-weight-complex="normal"/>
    </style:style>
    <style:style style:name="P45" style:family="paragraph" style:parent-style-name="Standard">
      <style:paragraph-properties fo:line-height="115%"/>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46" style:family="paragraph" style:parent-style-name="Standard">
      <style:text-properties style:font-name="Arial" fo:font-size="10pt" fo:font-style="normal" fo:font-weight="normal" officeooo:rsid="003db367" officeooo:paragraph-rsid="003db367" style:font-size-asian="8.75pt" style:font-style-asian="normal" style:font-weight-asian="normal" style:font-size-complex="10pt" style:font-style-complex="normal" style:font-weight-complex="normal"/>
    </style:style>
    <style:style style:name="P47" style:family="paragraph" style:parent-style-name="Standard">
      <style:text-properties style:font-name="Arial" fo:font-size="10pt" fo:font-style="normal" fo:font-weight="normal" officeooo:rsid="003db367" officeooo:paragraph-rsid="004a33f2" style:font-size-asian="8.75pt" style:font-style-asian="normal" style:font-weight-asian="normal" style:font-size-complex="10pt" style:font-style-complex="normal" style:font-weight-complex="normal"/>
    </style:style>
    <style:style style:name="P48" style:family="paragraph" style:parent-style-name="Standard">
      <style:text-properties style:font-name="Arial" fo:font-size="10pt" fo:font-style="normal" fo:font-weight="normal" officeooo:rsid="003db367" officeooo:paragraph-rsid="0061995f" style:font-size-asian="8.75pt" style:font-style-asian="normal" style:font-weight-asian="normal" style:font-size-complex="10pt" style:font-style-complex="normal" style:font-weight-complex="normal"/>
    </style:style>
    <style:style style:name="P49" style:family="paragraph" style:parent-style-name="Standard">
      <style:text-properties style:font-name="Arial" fo:font-size="10pt" fo:font-style="normal" fo:font-weight="normal" officeooo:rsid="003db367" officeooo:paragraph-rsid="00755647" style:font-size-asian="8.75pt" style:font-style-asian="normal" style:font-weight-asian="normal" style:font-size-complex="10pt" style:font-style-complex="normal" style:font-weight-complex="normal"/>
    </style:style>
    <style:style style:name="P50" style:family="paragraph" style:parent-style-name="Standard">
      <style:text-properties style:font-name="Arial" fo:font-size="10pt" fo:font-style="normal" fo:font-weight="normal" officeooo:rsid="003db367" officeooo:paragraph-rsid="00767a77" style:font-size-asian="8.75pt" style:font-style-asian="normal" style:font-weight-asian="normal" style:font-size-complex="10pt" style:font-style-complex="normal" style:font-weight-complex="normal"/>
    </style:style>
    <style:style style:name="P51" style:family="paragraph" style:parent-style-name="Standard">
      <style:text-properties style:font-name="Arial" fo:font-size="10pt" fo:font-style="normal" fo:font-weight="normal" officeooo:rsid="003db367" officeooo:paragraph-rsid="0082c611" style:font-size-asian="8.75pt" style:font-style-asian="normal" style:font-weight-asian="normal" style:font-size-complex="10pt" style:font-style-complex="normal" style:font-weight-complex="normal"/>
    </style:style>
    <style:style style:name="P52" style:family="paragraph" style:parent-style-name="Standard">
      <style:text-properties style:font-name="Arial" fo:font-size="10pt" fo:font-style="normal" fo:font-weight="normal" officeooo:rsid="003fe894" officeooo:paragraph-rsid="003fe894" style:font-size-asian="8.75pt" style:font-style-asian="normal" style:font-weight-asian="normal" style:font-size-complex="10pt" style:font-style-complex="normal" style:font-weight-complex="normal"/>
    </style:style>
    <style:style style:name="P53" style:family="paragraph" style:parent-style-name="Standard">
      <style:text-properties style:font-name="Arial" fo:font-size="10pt" fo:font-style="normal" fo:font-weight="normal" officeooo:rsid="00437f51" officeooo:paragraph-rsid="00437f51" style:font-size-asian="8.75pt" style:font-style-asian="normal" style:font-weight-asian="normal" style:font-size-complex="10pt" style:font-style-complex="normal" style:font-weight-complex="normal"/>
    </style:style>
    <style:style style:name="P54" style:family="paragraph" style:parent-style-name="Standard">
      <style:text-properties style:font-name="Arial" fo:font-size="10pt" fo:font-style="normal" fo:font-weight="normal" officeooo:rsid="00467616" officeooo:paragraph-rsid="00467616" style:font-size-asian="8.75pt" style:font-style-asian="normal" style:font-weight-asian="normal" style:font-size-complex="10pt" style:font-style-complex="normal" style:font-weight-complex="normal"/>
    </style:style>
    <style:style style:name="P55" style:family="paragraph" style:parent-style-name="Standard">
      <style:text-properties style:font-name="Arial" fo:font-size="10pt" fo:font-style="normal" fo:font-weight="normal" officeooo:rsid="00467616" officeooo:paragraph-rsid="004a33f2" style:font-size-asian="8.75pt" style:font-style-asian="normal" style:font-weight-asian="normal" style:font-size-complex="10pt" style:font-style-complex="normal" style:font-weight-complex="normal"/>
    </style:style>
    <style:style style:name="P56" style:family="paragraph" style:parent-style-name="Standard">
      <style:text-properties style:font-name="Arial" fo:font-size="10pt" fo:font-style="normal" fo:font-weight="normal" officeooo:rsid="00549dba" officeooo:paragraph-rsid="00549dba" style:font-size-asian="8.75pt" style:font-style-asian="normal" style:font-weight-asian="normal" style:font-size-complex="10pt" style:font-style-complex="normal" style:font-weight-complex="normal"/>
    </style:style>
    <style:style style:name="P57" style:family="paragraph" style:parent-style-name="Standard">
      <style:text-properties style:font-name="Arial" fo:font-size="10pt" fo:font-style="normal" fo:font-weight="normal" officeooo:rsid="005ab56b" officeooo:paragraph-rsid="005ab56b" style:font-size-asian="8.75pt" style:font-style-asian="normal" style:font-weight-asian="normal" style:font-size-complex="10pt" style:font-style-complex="normal" style:font-weight-complex="normal"/>
    </style:style>
    <style:style style:name="P58" style:family="paragraph" style:parent-style-name="Standard">
      <style:text-properties style:font-name="Arial" fo:font-size="10pt" fo:font-style="normal" fo:font-weight="normal" officeooo:rsid="005ef492" officeooo:paragraph-rsid="005ef492" style:font-size-asian="8.75pt" style:font-style-asian="normal" style:font-weight-asian="normal" style:font-size-complex="10pt" style:font-style-complex="normal" style:font-weight-complex="normal"/>
    </style:style>
    <style:style style:name="P59" style:family="paragraph" style:parent-style-name="Standard">
      <style:text-properties style:font-name="Arial" fo:font-size="10pt" fo:font-style="normal" fo:font-weight="normal" officeooo:rsid="006d3df7" officeooo:paragraph-rsid="006d3df7" style:font-size-asian="8.75pt" style:font-style-asian="normal" style:font-weight-asian="normal" style:font-size-complex="10pt" style:font-style-complex="normal" style:font-weight-complex="normal"/>
    </style:style>
    <style:style style:name="P60" style:family="paragraph" style:parent-style-name="Standard">
      <style:text-properties style:font-name="Arial" fo:font-size="10pt" fo:font-style="normal" fo:font-weight="normal" officeooo:rsid="006fd9b9" officeooo:paragraph-rsid="006fd9b9" style:font-size-asian="8.75pt" style:font-style-asian="normal" style:font-weight-asian="normal" style:font-size-complex="10pt" style:font-style-complex="normal" style:font-weight-complex="normal"/>
    </style:style>
    <style:style style:name="P61" style:family="paragraph" style:parent-style-name="Standard">
      <style:text-properties style:font-name="Arial" fo:font-size="10pt" fo:font-style="normal" fo:font-weight="normal" officeooo:rsid="00725f55" officeooo:paragraph-rsid="00755647" style:font-size-asian="8.75pt" style:font-style-asian="normal" style:font-weight-asian="normal" style:font-size-complex="10pt" style:font-style-complex="normal" style:font-weight-complex="normal"/>
    </style:style>
    <style:style style:name="P62" style:family="paragraph" style:parent-style-name="Standard">
      <style:text-properties style:font-name="Arial" fo:font-size="10pt" fo:font-style="normal" fo:font-weight="normal" officeooo:rsid="00755647" officeooo:paragraph-rsid="00755647" style:font-size-asian="8.75pt" style:font-style-asian="normal" style:font-weight-asian="normal" style:font-size-complex="10pt" style:font-style-complex="normal" style:font-weight-complex="normal"/>
    </style:style>
    <style:style style:name="P63" style:family="paragraph" style:parent-style-name="Standard">
      <style:text-properties style:font-name="Arial" fo:font-size="10pt" fo:font-style="normal" fo:font-weight="normal" officeooo:rsid="00767a77" officeooo:paragraph-rsid="00767a77" style:font-size-asian="8.75pt" style:font-style-asian="normal" style:font-weight-asian="normal" style:font-size-complex="10pt" style:font-style-complex="normal" style:font-weight-complex="normal"/>
    </style:style>
    <style:style style:name="P64" style:family="paragraph" style:parent-style-name="Standard">
      <style:text-properties style:font-name="Arial" fo:font-size="10pt" fo:font-style="normal" fo:font-weight="normal" officeooo:rsid="007df7f6" officeooo:paragraph-rsid="007df7f6" style:font-size-asian="8.75pt" style:font-style-asian="normal" style:font-weight-asian="normal" style:font-size-complex="10pt" style:font-style-complex="normal" style:font-weight-complex="normal"/>
    </style:style>
    <style:style style:name="P65" style:family="paragraph" style:parent-style-name="Standard">
      <style:text-properties style:font-name="Arial" fo:font-size="10pt" fo:font-style="normal" fo:font-weight="normal" officeooo:rsid="007eae64" officeooo:paragraph-rsid="007eae64" style:font-size-asian="8.75pt" style:font-style-asian="normal" style:font-weight-asian="normal" style:font-size-complex="10pt" style:font-style-complex="normal" style:font-weight-complex="normal"/>
    </style:style>
    <style:style style:name="P66" style:family="paragraph" style:parent-style-name="Standard">
      <style:text-properties style:font-name="Arial" fo:font-size="10pt" fo:font-style="normal" fo:font-weight="normal" officeooo:rsid="007f26c8" officeooo:paragraph-rsid="0082c611" style:font-size-asian="8.75pt" style:font-style-asian="normal" style:font-weight-asian="normal" style:font-size-complex="10pt" style:font-style-complex="normal" style:font-weight-complex="normal"/>
    </style:style>
    <style:style style:name="P67" style:family="paragraph" style:parent-style-name="Standard">
      <style:text-properties style:font-name="Arial" fo:font-size="10pt" fo:font-style="normal" fo:font-weight="normal" officeooo:rsid="0083e087" officeooo:paragraph-rsid="0083e087" style:font-size-asian="8.75pt" style:font-style-asian="normal" style:font-weight-asian="normal" style:font-size-complex="10pt" style:font-style-complex="normal" style:font-weight-complex="normal"/>
    </style:style>
    <style:style style:name="P68" style:family="paragraph" style:parent-style-name="Standard">
      <style:text-properties style:font-name="Arial" fo:font-size="10pt" fo:font-style="normal" fo:font-weight="normal" officeooo:rsid="0088b93d" officeooo:paragraph-rsid="0088b93d" style:font-size-asian="8.75pt" style:font-style-asian="normal" style:font-weight-asian="normal" style:font-size-complex="10pt" style:font-style-complex="normal" style:font-weight-complex="normal"/>
    </style:style>
    <style:style style:name="P69" style:family="paragraph" style:parent-style-name="Standard">
      <style:text-properties style:font-name="Arial" fo:font-size="10pt" fo:font-style="normal" fo:font-weight="normal" officeooo:rsid="008c3065" officeooo:paragraph-rsid="008c3065" style:font-size-asian="8.75pt" style:font-style-asian="normal" style:font-weight-asian="normal" style:font-size-complex="10pt" style:font-style-complex="normal" style:font-weight-complex="normal"/>
    </style:style>
    <style:style style:name="P70" style:family="paragraph" style:parent-style-name="Standard">
      <style:text-properties style:font-name="Arial" fo:font-size="10pt" fo:font-style="normal" fo:font-weight="normal" officeooo:rsid="008f1df1" officeooo:paragraph-rsid="008f1df1" style:font-size-asian="8.75pt" style:font-style-asian="normal" style:font-weight-asian="normal" style:font-size-complex="10pt" style:font-style-complex="normal" style:font-weight-complex="normal"/>
    </style:style>
    <style:style style:name="P71" style:family="paragraph" style:parent-style-name="Standard">
      <style:paragraph-properties fo:line-height="150%"/>
      <style:text-properties style:font-name="Arial" fo:font-size="10pt" fo:font-style="normal" style:text-underline-style="none" fo:font-weight="normal" officeooo:rsid="001de24f" officeooo:paragraph-rsid="001de24f" style:font-size-asian="8.75pt" style:font-style-asian="normal" style:font-weight-asian="normal" style:font-size-complex="10pt" style:font-style-complex="normal" style:font-weight-complex="normal"/>
    </style:style>
    <style:style style:name="P72" style:family="paragraph" style:parent-style-name="Standard">
      <style:paragraph-properties fo:line-height="150%"/>
      <style:text-properties style:font-name="Arial" fo:font-size="10pt" fo:font-style="normal" style:text-underline-style="none" fo:font-weight="normal" officeooo:rsid="001de24f" officeooo:paragraph-rsid="00232843" style:font-size-asian="8.75pt" style:font-style-asian="normal" style:font-weight-asian="normal" style:font-size-complex="10pt" style:font-style-complex="normal" style:font-weight-complex="normal"/>
    </style:style>
    <style:style style:name="P73" style:family="paragraph" style:parent-style-name="Standard">
      <style:paragraph-properties fo:line-height="150%"/>
      <style:text-properties style:font-name="Arial" fo:font-size="10pt" fo:font-style="normal" style:text-underline-style="none" fo:font-weight="normal" officeooo:rsid="001de24f" officeooo:paragraph-rsid="0033d453" style:font-size-asian="8.75pt" style:font-style-asian="normal" style:font-weight-asian="normal" style:font-size-complex="10pt" style:font-style-complex="normal" style:font-weight-complex="normal"/>
    </style:style>
    <style:style style:name="P74" style:family="paragraph" style:parent-style-name="Standard">
      <style:paragraph-properties fo:line-height="150%"/>
      <style:text-properties style:font-name="Arial" fo:font-size="10pt" fo:font-style="normal" style:text-underline-style="none" fo:font-weight="normal" officeooo:rsid="001de24f" officeooo:paragraph-rsid="004a33f2" style:font-size-asian="8.75pt" style:font-style-asian="normal" style:font-weight-asian="normal" style:font-size-complex="10pt" style:font-style-complex="normal" style:font-weight-complex="normal"/>
    </style:style>
    <style:style style:name="P75" style:family="paragraph" style:parent-style-name="Standard">
      <style:paragraph-properties fo:line-height="150%"/>
      <style:text-properties style:font-name="Arial" fo:font-size="10pt" fo:font-style="normal" style:text-underline-style="none" fo:font-weight="normal" officeooo:rsid="001de24f" officeooo:paragraph-rsid="0061995f" style:font-size-asian="8.75pt" style:font-style-asian="normal" style:font-weight-asian="normal" style:font-size-complex="10pt" style:font-style-complex="normal" style:font-weight-complex="normal"/>
    </style:style>
    <style:style style:name="P76" style:family="paragraph" style:parent-style-name="Standard">
      <style:paragraph-properties fo:line-height="150%"/>
      <style:text-properties style:font-name="Arial" fo:font-size="10pt" fo:font-style="normal" style:text-underline-style="none" fo:font-weight="normal" officeooo:rsid="001de24f" officeooo:paragraph-rsid="00755647" style:font-size-asian="8.75pt" style:font-style-asian="normal" style:font-weight-asian="normal" style:font-size-complex="10pt" style:font-style-complex="normal" style:font-weight-complex="normal"/>
    </style:style>
    <style:style style:name="P77" style:family="paragraph" style:parent-style-name="Standard">
      <style:paragraph-properties fo:line-height="150%"/>
      <style:text-properties style:font-name="Arial" fo:font-size="10pt" fo:font-style="normal" style:text-underline-style="none" fo:font-weight="normal" officeooo:rsid="001de24f" officeooo:paragraph-rsid="00767a77" style:font-size-asian="8.75pt" style:font-style-asian="normal" style:font-weight-asian="normal" style:font-size-complex="10pt" style:font-style-complex="normal" style:font-weight-complex="normal"/>
    </style:style>
    <style:style style:name="P78" style:family="paragraph" style:parent-style-name="Standard">
      <style:paragraph-properties fo:line-height="150%"/>
      <style:text-properties style:font-name="Arial" fo:font-size="10pt" fo:font-style="normal" style:text-underline-style="none" fo:font-weight="normal" officeooo:rsid="001de24f" officeooo:paragraph-rsid="0082c611" style:font-size-asian="8.75pt" style:font-style-asian="normal" style:font-weight-asian="normal" style:font-size-complex="10pt" style:font-style-complex="normal" style:font-weight-complex="normal"/>
    </style:style>
    <style:style style:name="P79" style:family="paragraph" style:parent-style-name="Standard">
      <style:paragraph-properties fo:line-height="150%"/>
      <style:text-properties style:font-name="Arial" fo:font-size="10pt" fo:font-style="normal" style:text-underline-style="none" fo:font-weight="normal" officeooo:rsid="00182ab9" officeooo:paragraph-rsid="001c9534" style:font-size-asian="10pt" style:font-style-asian="normal" style:font-weight-asian="normal" style:font-size-complex="10pt" style:font-style-complex="normal" style:font-weight-complex="normal"/>
    </style:style>
    <style:style style:name="P80" style:family="paragraph" style:parent-style-name="Standard">
      <style:paragraph-properties fo:line-height="150%"/>
      <style:text-properties style:font-name="Arial" fo:font-size="10pt" fo:font-style="normal" style:text-underline-style="none" fo:font-weight="normal" officeooo:rsid="00182ab9" officeooo:paragraph-rsid="00232843" style:font-size-asian="10pt" style:font-style-asian="normal" style:font-weight-asian="normal" style:font-size-complex="10pt" style:font-style-complex="normal" style:font-weight-complex="normal"/>
    </style:style>
    <style:style style:name="P81" style:family="paragraph" style:parent-style-name="Standard">
      <style:paragraph-properties fo:line-height="150%"/>
      <style:text-properties style:font-name="Arial" fo:font-size="10pt" fo:font-style="normal" style:text-underline-style="none" fo:font-weight="normal" officeooo:rsid="00182ab9" officeooo:paragraph-rsid="0033d453" style:font-size-asian="10pt" style:font-style-asian="normal" style:font-weight-asian="normal" style:font-size-complex="10pt" style:font-style-complex="normal" style:font-weight-complex="normal"/>
    </style:style>
    <style:style style:name="P82" style:family="paragraph" style:parent-style-name="Standard">
      <style:paragraph-properties fo:line-height="150%"/>
      <style:text-properties style:font-name="Arial" fo:font-size="10pt" fo:font-style="normal" style:text-underline-style="none" fo:font-weight="normal" officeooo:rsid="00182ab9" officeooo:paragraph-rsid="004a33f2" style:font-size-asian="10pt" style:font-style-asian="normal" style:font-weight-asian="normal" style:font-size-complex="10pt" style:font-style-complex="normal" style:font-weight-complex="normal"/>
    </style:style>
    <style:style style:name="P83" style:family="paragraph" style:parent-style-name="Standard">
      <style:paragraph-properties fo:line-height="150%"/>
      <style:text-properties style:font-name="Arial" fo:font-size="10pt" fo:font-style="normal" style:text-underline-style="none" fo:font-weight="normal" officeooo:rsid="00182ab9" officeooo:paragraph-rsid="0061995f" style:font-size-asian="10pt" style:font-style-asian="normal" style:font-weight-asian="normal" style:font-size-complex="10pt" style:font-style-complex="normal" style:font-weight-complex="normal"/>
    </style:style>
    <style:style style:name="P84" style:family="paragraph" style:parent-style-name="Standard">
      <style:paragraph-properties fo:line-height="150%"/>
      <style:text-properties style:font-name="Arial" fo:font-size="10pt" fo:font-style="normal" style:text-underline-style="none" fo:font-weight="normal" officeooo:rsid="00182ab9" officeooo:paragraph-rsid="00755647" style:font-size-asian="10pt" style:font-style-asian="normal" style:font-weight-asian="normal" style:font-size-complex="10pt" style:font-style-complex="normal" style:font-weight-complex="normal"/>
    </style:style>
    <style:style style:name="P85" style:family="paragraph" style:parent-style-name="Standard">
      <style:paragraph-properties fo:line-height="150%"/>
      <style:text-properties style:font-name="Arial" fo:font-size="10pt" fo:font-style="normal" style:text-underline-style="none" fo:font-weight="normal" officeooo:rsid="00182ab9" officeooo:paragraph-rsid="00767a77" style:font-size-asian="10pt" style:font-style-asian="normal" style:font-weight-asian="normal" style:font-size-complex="10pt" style:font-style-complex="normal" style:font-weight-complex="normal"/>
    </style:style>
    <style:style style:name="P86" style:family="paragraph" style:parent-style-name="Standard">
      <style:paragraph-properties fo:line-height="150%"/>
      <style:text-properties style:font-name="Arial" fo:font-size="10pt" fo:font-style="normal" style:text-underline-style="none" fo:font-weight="normal" officeooo:rsid="00182ab9" officeooo:paragraph-rsid="0082c611" style:font-size-asian="10pt" style:font-style-asian="normal" style:font-weight-asian="normal" style:font-size-complex="10pt" style:font-style-complex="normal" style:font-weight-complex="normal"/>
    </style:style>
    <style:style style:name="P87" style:family="paragraph" style:parent-style-name="Standard">
      <style:paragraph-properties fo:break-before="page"/>
      <style:text-properties style:font-name="Arial" fo:font-size="10pt" fo:font-style="italic" fo:font-weight="bold" officeooo:rsid="00182ab9" officeooo:paragraph-rsid="0033d453" style:font-size-asian="8.75pt" style:font-style-asian="italic" style:font-weight-asian="bold" style:font-size-complex="10pt" style:font-style-complex="italic" style:font-weight-complex="bold"/>
    </style:style>
    <style:style style:name="P88" style:family="paragraph" style:parent-style-name="Standard">
      <style:paragraph-properties fo:break-before="page"/>
      <style:text-properties style:font-name="Arial" fo:font-size="10pt" fo:font-style="italic" fo:font-weight="bold" officeooo:rsid="00182ab9" officeooo:paragraph-rsid="004a33f2" style:font-size-asian="8.75pt" style:font-style-asian="italic" style:font-weight-asian="bold" style:font-size-complex="10pt" style:font-style-complex="italic" style:font-weight-complex="bold"/>
    </style:style>
    <style:style style:name="P89" style:family="paragraph" style:parent-style-name="Standard">
      <style:paragraph-properties fo:break-before="page"/>
      <style:text-properties style:font-name="Arial" fo:font-size="10pt" fo:font-style="italic" fo:font-weight="bold" officeooo:rsid="00182ab9" officeooo:paragraph-rsid="0061995f" style:font-size-asian="8.75pt" style:font-style-asian="italic" style:font-weight-asian="bold" style:font-size-complex="10pt" style:font-style-complex="italic" style:font-weight-complex="bold"/>
    </style:style>
    <style:style style:name="P90" style:family="paragraph" style:parent-style-name="Standard">
      <style:paragraph-properties fo:break-before="page"/>
      <style:text-properties style:font-name="Arial" fo:font-size="10pt" fo:font-style="italic" fo:font-weight="bold" officeooo:rsid="00182ab9" officeooo:paragraph-rsid="00767a77" style:font-size-asian="8.75pt" style:font-style-asian="italic" style:font-weight-asian="bold" style:font-size-complex="10pt" style:font-style-complex="italic" style:font-weight-complex="bold"/>
    </style:style>
    <style:style style:name="P91" style:family="paragraph" style:parent-style-name="Standard">
      <style:paragraph-properties fo:margin-top="0.0398in" fo:margin-bottom="0.0398in" loext:contextual-spacing="false"/>
      <style:text-properties style:font-name="Arial" fo:font-size="10pt" fo:font-style="normal" fo:font-weight="normal" officeooo:rsid="00351c8f" officeooo:paragraph-rsid="00351c8f" style:font-size-asian="8.75pt" style:font-style-asian="normal" style:font-weight-asian="normal" style:font-size-complex="10pt" style:font-style-complex="normal" style:font-weight-complex="normal"/>
    </style:style>
    <style:style style:name="P92" style:family="paragraph" style:parent-style-name="Standard">
      <style:paragraph-properties fo:margin-top="0.0398in" fo:margin-bottom="0.0398in" loext:contextual-spacing="false"/>
      <style:text-properties style:font-name="Arial" fo:font-size="10pt" fo:font-style="normal" fo:font-weight="normal" officeooo:rsid="003bb985" officeooo:paragraph-rsid="003bb985" style:font-size-asian="8.75pt" style:font-style-asian="normal" style:font-weight-asian="normal" style:font-size-complex="10pt" style:font-style-complex="normal" style:font-weight-complex="normal"/>
    </style:style>
    <style:style style:name="P93"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4a33f2" style:font-size-asian="8.75pt" style:font-style-asian="normal" style:font-weight-asian="normal" style:font-size-complex="10pt" style:font-style-complex="normal" style:font-weight-complex="normal"/>
    </style:style>
    <style:style style:name="P94" style:family="paragraph" style:parent-style-name="Standard">
      <style:paragraph-properties fo:margin-top="0.0398in" fo:margin-bottom="0.0398in" loext:contextual-spacing="false"/>
      <style:text-properties style:font-name="Arial" fo:font-size="10pt" fo:font-style="normal" fo:font-weight="normal" officeooo:rsid="004a33f2" officeooo:paragraph-rsid="0061995f" style:font-size-asian="8.75pt" style:font-style-asian="normal" style:font-weight-asian="normal" style:font-size-complex="10pt" style:font-style-complex="normal" style:font-weight-complex="normal"/>
    </style:style>
    <style:style style:name="P95" style:family="paragraph" style:parent-style-name="Standard">
      <style:paragraph-properties fo:margin-top="0.0398in" fo:margin-bottom="0.0398in" loext:contextual-spacing="false"/>
      <style:text-properties style:font-name="Arial" fo:font-size="10pt" fo:font-style="normal" fo:font-weight="normal" officeooo:rsid="0055adf7" officeooo:paragraph-rsid="0055adf7" style:font-size-asian="8.75pt" style:font-style-asian="normal" style:font-weight-asian="normal" style:font-size-complex="10pt" style:font-style-complex="normal" style:font-weight-complex="normal"/>
    </style:style>
    <style:style style:name="P96" style:family="paragraph" style:parent-style-name="Standard">
      <style:paragraph-properties fo:margin-top="0.0398in" fo:margin-bottom="0.0398in" loext:contextual-spacing="false"/>
      <style:text-properties style:font-name="Arial" fo:font-size="10pt" fo:font-style="normal" fo:font-weight="normal" officeooo:rsid="006af608" officeooo:paragraph-rsid="006af608" style:font-size-asian="8.75pt" style:font-style-asian="normal" style:font-weight-asian="normal" style:font-size-complex="10pt" style:font-style-complex="normal" style:font-weight-complex="normal"/>
    </style:style>
    <style:style style:name="P97" style:family="paragraph" style:parent-style-name="Standard">
      <style:text-properties style:font-name="Arial" fo:font-size="10pt" fo:font-style="italic" fo:font-weight="bold" officeooo:rsid="0033d453" officeooo:paragraph-rsid="0082c611" style:font-size-asian="8.75pt" style:font-style-asian="italic" style:font-weight-asian="bold" style:font-size-complex="10pt" style:font-style-complex="italic" style:font-weight-complex="bold"/>
    </style:style>
    <style:style style:name="P98" style:family="paragraph" style:parent-style-name="Standard">
      <style:text-properties style:font-name="Arial" fo:font-size="10pt" fo:font-style="italic" fo:font-weight="bold" officeooo:rsid="00182ab9" officeooo:paragraph-rsid="00927227" style:font-size-asian="8.75pt" style:font-style-asian="italic" style:font-weight-asian="bold" style:font-size-complex="10pt" style:font-style-complex="italic" style:font-weight-complex="bold"/>
    </style:style>
    <style:style style:name="P99" style:family="paragraph" style:parent-style-name="Standard">
      <style:text-properties style:font-name="Arial" fo:font-size="10pt" fo:font-style="normal" fo:font-weight="normal" officeooo:rsid="007f26c8" officeooo:paragraph-rsid="0082c611" style:font-size-asian="8.75pt" style:font-style-asian="normal" style:font-weight-asian="normal" style:font-size-complex="10pt" style:font-style-complex="normal" style:font-weight-complex="normal"/>
    </style:style>
    <style:style style:name="P100" style:family="paragraph" style:parent-style-name="Standard">
      <style:text-properties style:font-name="Arial" fo:font-size="10pt" fo:font-style="normal" fo:font-weight="normal" officeooo:rsid="00182ab9" officeooo:paragraph-rsid="00927227" style:font-size-asian="8.75pt" style:font-style-asian="normal" style:font-weight-asian="normal" style:font-size-complex="10pt" style:font-style-complex="normal" style:font-weight-complex="normal"/>
    </style:style>
    <style:style style:name="P101" style:family="paragraph" style:parent-style-name="Standard">
      <style:text-properties style:font-name="Arial" fo:font-size="10pt" fo:font-style="normal" fo:font-weight="normal" officeooo:rsid="003db367" officeooo:paragraph-rsid="00927227" style:font-size-asian="8.75pt" style:font-style-asian="normal" style:font-weight-asian="normal" style:font-size-complex="10pt" style:font-style-complex="normal" style:font-weight-complex="normal"/>
    </style:style>
    <style:style style:name="P102" style:family="paragraph" style:parent-style-name="Standard">
      <style:text-properties style:font-name="Arial" fo:font-size="10pt" fo:font-style="normal" fo:font-weight="normal" officeooo:rsid="001de24f" officeooo:paragraph-rsid="00927227" style:font-size-asian="8.75pt" style:font-style-asian="normal" style:font-weight-asian="normal" style:font-size-complex="10pt" style:font-style-complex="normal" style:font-weight-complex="normal"/>
    </style:style>
    <style:style style:name="P103" style:family="paragraph" style:parent-style-name="Standard">
      <style:paragraph-properties fo:line-height="150%"/>
      <style:text-properties style:font-name="Arial" fo:font-size="10pt" fo:font-style="normal" fo:font-weight="normal" officeooo:rsid="001fd3f3" officeooo:paragraph-rsid="00927227" style:font-size-asian="8.75pt" style:font-style-asian="normal" style:font-weight-asian="normal" style:font-size-complex="10pt" style:font-style-complex="normal" style:font-weight-complex="normal"/>
    </style:style>
    <style:style style:name="P104" style:family="paragraph" style:parent-style-name="Standard">
      <style:text-properties style:font-name="Arial" fo:font-size="10pt" fo:font-style="normal" fo:font-weight="normal" officeooo:rsid="009384f0" officeooo:paragraph-rsid="009384f0" style:font-size-asian="8.75pt" style:font-style-asian="normal" style:font-weight-asian="normal" style:font-size-complex="10pt" style:font-style-complex="normal" style:font-weight-complex="normal"/>
    </style:style>
    <style:style style:name="P105" style:family="paragraph" style:parent-style-name="Standard">
      <style:text-properties style:font-name="Arial" fo:font-size="10pt" fo:font-style="normal" fo:font-weight="normal" officeooo:rsid="009b58ec" officeooo:paragraph-rsid="009b58ec" style:font-size-asian="8.75pt" style:font-style-asian="normal" style:font-weight-asian="normal" style:font-size-complex="10pt" style:font-style-complex="normal" style:font-weight-complex="normal"/>
    </style:style>
    <style:style style:name="P106" style:family="paragraph" style:parent-style-name="Standard">
      <style:text-properties style:font-name="Arial" fo:font-size="10pt" fo:font-style="normal" fo:font-weight="normal" officeooo:rsid="009cbdcc" officeooo:paragraph-rsid="009cbdcc" style:font-size-asian="8.75pt" style:font-style-asian="normal" style:font-weight-asian="normal" style:font-size-complex="10pt" style:font-style-complex="normal" style:font-weight-complex="normal"/>
    </style:style>
    <style:style style:name="P107" style:family="paragraph" style:parent-style-name="Standard">
      <style:text-properties style:font-name="Arial" fo:font-size="10pt" fo:font-style="normal" fo:font-weight="normal" officeooo:rsid="009f747b" officeooo:paragraph-rsid="009f747b" style:font-size-asian="8.75pt" style:font-style-asian="normal" style:font-weight-asian="normal" style:font-size-complex="10pt" style:font-style-complex="normal" style:font-weight-complex="normal"/>
    </style:style>
    <style:style style:name="P108" style:family="paragraph" style:parent-style-name="Standard">
      <style:paragraph-properties fo:line-height="150%"/>
      <style:text-properties style:font-name="Arial" fo:font-size="10pt" fo:font-style="normal" style:text-underline-style="none" fo:font-weight="normal" officeooo:rsid="00182ab9" officeooo:paragraph-rsid="00927227" style:font-size-asian="10pt" style:font-style-asian="normal" style:font-weight-asian="normal" style:font-size-complex="10pt" style:font-style-complex="normal" style:font-weight-complex="normal"/>
    </style:style>
    <style:style style:name="P109" style:family="paragraph" style:parent-style-name="Standard">
      <style:paragraph-properties fo:line-height="150%"/>
      <style:text-properties style:font-name="Arial" fo:font-size="10pt" fo:font-style="normal" style:text-underline-style="none" fo:font-weight="normal" officeooo:rsid="001de24f" officeooo:paragraph-rsid="00927227" style:font-size-asian="8.75pt" style:font-style-asian="normal" style:font-weight-asian="normal" style:font-size-complex="10pt" style:font-style-complex="normal" style:font-weight-complex="normal"/>
    </style:style>
    <style:style style:name="P110" style:family="paragraph" style:parent-style-name="Standard">
      <style:paragraph-properties fo:break-before="page"/>
      <style:text-properties style:font-name="Arial" fo:font-size="10pt" fo:font-style="normal" fo:font-weight="normal" officeooo:rsid="007f26c8" officeooo:paragraph-rsid="00927227" style:font-size-asian="8.75pt" style:font-style-asian="normal" style:font-weight-asian="normal" style:font-size-complex="10pt" style:font-style-complex="normal" style:font-weight-complex="normal"/>
    </style:style>
    <style:style style:name="T1" style:family="text">
      <style:text-properties officeooo:rsid="00196f48"/>
    </style:style>
    <style:style style:name="T2" style:family="text">
      <style:text-properties officeooo:rsid="00216946"/>
    </style:style>
    <style:style style:name="T3" style:family="text">
      <style:text-properties officeooo:rsid="00232843"/>
    </style:style>
    <style:style style:name="T4" style:family="text">
      <style:text-properties officeooo:rsid="00239ba7"/>
    </style:style>
    <style:style style:name="T5" style:family="text">
      <style:text-properties officeooo:rsid="00254d51"/>
    </style:style>
    <style:style style:name="T6" style:family="text">
      <style:text-properties officeooo:rsid="002677b2"/>
    </style:style>
    <style:style style:name="T7" style:family="text">
      <style:text-properties officeooo:rsid="0030e9ad"/>
    </style:style>
    <style:style style:name="T8" style:family="text">
      <style:text-properties style:font-name="Arial1"/>
    </style:style>
    <style:style style:name="T9" style:family="text">
      <style:text-properties style:font-name="Arial1" officeooo:rsid="0006c887"/>
    </style:style>
    <style:style style:name="T10" style:family="text">
      <style:text-properties style:font-name="Arial1" officeooo:rsid="003106e2"/>
    </style:style>
    <style:style style:name="T11" style:family="text">
      <style:text-properties style:font-name="Arial1" officeooo:rsid="005c98e7"/>
    </style:style>
    <style:style style:name="T12" style:family="text">
      <style:text-properties style:font-name="Arial1" officeooo:rsid="005e57d3"/>
    </style:style>
    <style:style style:name="T13" style:family="text">
      <style:text-properties style:font-name="Arial1" officeooo:rsid="0071860c"/>
    </style:style>
    <style:style style:name="T14" style:family="text">
      <style:text-properties style:font-name="Arial1" officeooo:rsid="00725f55"/>
    </style:style>
    <style:style style:name="T15" style:family="text">
      <style:text-properties style:font-name="Arial1" officeooo:rsid="008d4bc4"/>
    </style:style>
    <style:style style:name="T16" style:family="text">
      <style:text-properties style:font-name="Arial1" officeooo:rsid="009e3eec"/>
    </style:style>
    <style:style style:name="T17" style:family="text">
      <style:text-properties officeooo:rsid="0031f158"/>
    </style:style>
    <style:style style:name="T18" style:family="text">
      <style:text-properties officeooo:rsid="0033d453"/>
    </style:style>
    <style:style style:name="T19" style:family="text">
      <style:text-properties officeooo:rsid="00351c8f"/>
    </style:style>
    <style:style style:name="T20" style:family="text">
      <style:text-properties officeooo:rsid="00359cf9"/>
    </style:style>
    <style:style style:name="T21" style:family="text">
      <style:text-properties officeooo:rsid="003ae66f"/>
    </style:style>
    <style:style style:name="T22" style:family="text">
      <style:text-properties officeooo:rsid="003b0b4c"/>
    </style:style>
    <style:style style:name="T23" style:family="text">
      <style:text-properties officeooo:rsid="003db367"/>
    </style:style>
    <style:style style:name="T24" style:family="text">
      <style:text-properties officeooo:rsid="00413dcb"/>
    </style:style>
    <style:style style:name="T25" style:family="text">
      <style:text-properties officeooo:rsid="004a33f2"/>
    </style:style>
    <style:style style:name="T26" style:family="text">
      <style:text-properties officeooo:rsid="004afe44"/>
    </style:style>
    <style:style style:name="T27" style:family="text">
      <style:text-properties officeooo:rsid="00575f21"/>
    </style:style>
    <style:style style:name="T28" style:family="text">
      <style:text-properties officeooo:rsid="005ab56b"/>
    </style:style>
    <style:style style:name="T29" style:family="text">
      <style:text-properties officeooo:rsid="006069a3"/>
    </style:style>
    <style:style style:name="T30" style:family="text">
      <style:text-properties officeooo:rsid="0061995f"/>
    </style:style>
    <style:style style:name="T31" style:family="text">
      <style:text-properties style:text-underline-style="none" officeooo:rsid="0061995f"/>
    </style:style>
    <style:style style:name="T32" style:family="text">
      <style:text-properties style:text-underline-style="none" officeooo:rsid="0063ab9a"/>
    </style:style>
    <style:style style:name="T33" style:family="text">
      <style:text-properties style:text-underline-style="none" officeooo:rsid="00657509"/>
    </style:style>
    <style:style style:name="T34" style:family="text">
      <style:text-properties style:text-underline-style="none" officeooo:rsid="00666d6b"/>
    </style:style>
    <style:style style:name="T35" style:family="text">
      <style:text-properties style:text-underline-style="none" officeooo:rsid="00668789"/>
    </style:style>
    <style:style style:name="T36" style:family="text">
      <style:text-properties style:text-underline-style="none" officeooo:rsid="00681ff6"/>
    </style:style>
    <style:style style:name="T37" style:family="text">
      <style:text-properties style:text-underline-style="none" officeooo:rsid="0069f735"/>
    </style:style>
    <style:style style:name="T38" style:family="text">
      <style:text-properties officeooo:rsid="006c1c74"/>
    </style:style>
    <style:style style:name="T39" style:family="text">
      <style:text-properties officeooo:rsid="006debd6"/>
    </style:style>
    <style:style style:name="T40" style:family="text">
      <style:text-properties officeooo:rsid="00729317"/>
    </style:style>
    <style:style style:name="T41" style:family="text">
      <style:text-properties fo:font-style="italic" fo:font-weight="bold" officeooo:rsid="0033d453" style:font-style-asian="italic" style:font-weight-asian="bold" style:font-style-complex="italic" style:font-weight-complex="bold"/>
    </style:style>
    <style:style style:name="T42" style:family="text">
      <style:text-properties fo:font-style="italic" fo:font-weight="bold" officeooo:rsid="00182ab9" style:font-style-asian="italic" style:font-weight-asian="bold" style:font-style-complex="italic" style:font-weight-complex="bold"/>
    </style:style>
    <style:style style:name="T43" style:family="text">
      <style:text-properties fo:font-style="italic" fo:font-weight="bold" officeooo:rsid="00755647" style:font-style-asian="italic" style:font-weight-asian="bold" style:font-style-complex="italic" style:font-weight-complex="bold"/>
    </style:style>
    <style:style style:name="T44" style:family="text">
      <style:text-properties fo:font-style="italic" fo:font-weight="bold" officeooo:rsid="00232843" style:font-style-asian="italic" style:font-weight-asian="bold" style:font-style-complex="italic" style:font-weight-complex="bold"/>
    </style:style>
    <style:style style:name="T45" style:family="text">
      <style:text-properties fo:font-style="italic" fo:font-weight="bold" officeooo:rsid="0082c611" style:font-style-asian="italic" style:font-weight-asian="bold" style:font-style-complex="italic" style:font-weight-complex="bold"/>
    </style:style>
    <style:style style:name="T46" style:family="text">
      <style:text-properties fo:font-style="italic" fo:font-weight="bold" officeooo:rsid="00927227" style:font-style-asian="italic" style:font-weight-asian="bold" style:font-style-complex="italic" style:font-weight-complex="bold"/>
    </style:style>
    <style:style style:name="T47" style:family="text">
      <style:text-properties officeooo:rsid="00755647"/>
    </style:style>
    <style:style style:name="T48" style:family="text">
      <style:text-properties officeooo:rsid="00767a77"/>
    </style:style>
    <style:style style:name="T49" style:family="text">
      <style:text-properties officeooo:rsid="00775c49"/>
    </style:style>
    <style:style style:name="T50" style:family="text">
      <style:text-properties officeooo:rsid="007a7104"/>
    </style:style>
    <style:style style:name="T51" style:family="text">
      <style:text-properties officeooo:rsid="00801e60"/>
    </style:style>
    <style:style style:name="T52" style:family="text">
      <style:text-properties officeooo:rsid="0082de9d"/>
    </style:style>
    <style:style style:name="T53" style:family="text">
      <style:text-properties officeooo:rsid="0082eaa4"/>
    </style:style>
    <style:style style:name="T54" style:family="text">
      <style:text-properties officeooo:rsid="0085a57c"/>
    </style:style>
    <style:style style:name="T55" style:family="text">
      <style:text-properties officeooo:rsid="008aad72"/>
    </style:style>
    <style:style style:name="T56" style:family="text">
      <style:text-properties officeooo:rsid="0090c294"/>
    </style:style>
    <style:style style:name="T57" style:family="text">
      <style:text-properties officeooo:rsid="00927227"/>
    </style:style>
    <style:style style:name="T58" style:family="text">
      <style:text-properties officeooo:rsid="0094262e"/>
    </style:style>
    <style:style style:name="T59" style:family="text">
      <style:text-properties officeooo:rsid="009b5b5a"/>
    </style:style>
    <style:style style:name="T60" style:family="text">
      <style:text-properties officeooo:rsid="00a1095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PA Arbeitsjournal</text:p>
      <text:p text:style-name="P2"/>
      <text:p text:style-name="P3">08.05.2017 – Planung der Arbeit</text:p>
      <text:p text:style-name="P3"/>
      <text:p text:style-name="P79">Aufgaben</text:p>
      <text:p text:style-name="P13">- Planung der Arbeit (Zeitplan erstellen, Dokumente vorbereiten)</text:p>
      <text:p text:style-name="P13">- UML's erstellen</text:p>
      <text:p text:style-name="P13">- Skizzen</text:p>
      <text:p text:style-name="P13">- Dokumentation</text:p>
      <text:p text:style-name="P3"/>
      <text:p text:style-name="P12">Die Arbeit beginnt mit der Planung der Arbeit. <text:span text:style-name="T1">Ich erstelle einen Zeitplan und bereite Dokumente wie Arbeitsjournal und Dokumentation vor. Danach werden die UMLs erstellt und die Skizzen gezeichnet. Skizzierungen werden im QT-Designer vorgenommen. Ende des Tages dokumentiere ich meine Arbeit.</text:span></text:p>
      <text:p text:style-name="P3"/>
      <text:p text:style-name="P71">Erfolge/Positives</text:p>
      <text:p text:style-name="P23">Meilenstein wurde auf Montag gesetzt. Elektronische skizzen sind praktisch schon verwendbar ohne zusätzlichen Zeitaufwand.</text:p>
      <text:p text:style-name="P23"/>
      <text:p text:style-name="P71">Probleme/Misserfolge</text:p>
      <text:p text:style-name="P23">Zeitplan enthält keine klare "Soll/Ist" Struktur. Klassendiagramm Relationen sind noch unsicher.</text:p>
      <text:p text:style-name="P23"/>
      <text:p text:style-name="P32">Fazit</text:p>
      <text:p text:style-name="P31">Planungsphase hätte besser gemacht werden können. <text:span text:style-name="T2">Werde die Dokumente nochmals überarbeiten müssen. Ich kann aber mit der Arbeit beginnen da die Planung für mich verständlich ist.</text:span></text:p>
      <text:p text:style-name="P22"/>
      <text:p text:style-name="P4">0<text:span text:style-name="T3">9</text:span>.05.2017 – <text:span text:style-name="T3">Programmierung der Interfaces</text:span></text:p>
      <text:p text:style-name="P4"/>
      <text:p text:style-name="P80">Aufgaben</text:p>
      <text:p text:style-name="P14">- <text:span text:style-name="T3">Git Repo erstellen</text:span></text:p>
      <text:p text:style-name="P14">- <text:span text:style-name="T3">Interface wählen</text:span></text:p>
      <text:p text:style-name="P14">- <text:span text:style-name="T3">Grobe Programmstruktur bauen</text:span></text:p>
      <text:p text:style-name="P14">- <text:span text:style-name="T4">2. Version des UMLs erstellen</text:span></text:p>
      <text:p text:style-name="P4"/>
      <text:p text:style-name="P40">Ich erstelle ein Git Repository für das Projekt <text:span text:style-name="T5">(</text:span><text:a xlink:type="simple" xlink:href="https://github.com/HabeltWi/Historize" text:style-name="Internet_20_link" text:visited-style-name="Visited_20_Internet_20_Link"><text:span text:style-name="T5">https://github.com/HabeltWi/Historize</text:span></text:a><text:span text:style-name="T5">)</text:span>. <text:span text:style-name="T6">Danach erstelle ich rudimentär alle python files und interfaces und commite diese. Dies files sind zum grössten Teil leer, entsprechen aber der Planung. Ich kann sie dann nach und nach ausbauen. Ich entscheide mich für ein Interface (siehe Dokumentation für den ganzen Prozess) und rufe ihn zum ersten mal in QGIS auf. Mir bleibt genug Zeit am Ende des Tages das UML anzupassen und die Dokumentation zu führen.</text:span></text:p>
      <text:p text:style-name="P4"/>
      <text:p text:style-name="P72">Erfolge/Positives</text:p>
      <text:p text:style-name="P41">Erster Aufruf in QGIS. Unterfenster funktionieren auch wie erwartet. <text:span text:style-name="T7">Zudem mache ich gebrauch vom .gitignore file um die *.pyc files zu ignorieren.</text:span></text:p>
      <text:p text:style-name="P24"/>
      <text:p text:style-name="P72">Probleme/Misserfolge</text:p>
      <text:p text:style-name="P42"><text:span text:style-name="T9">Git Repo konnte als Private nicht angelegt werden (ist jetzt Public.) Undeklarierter Fehler trat ansonsten auf. </text:span><text:span text:style-name="T10">Dies beeinflusste die Arbeit aber nicht weiter.</text:span></text:p>
      <text:p text:style-name="P24"/>
      <text:p text:style-name="P33">Fazit</text:p>
      <text:p text:style-name="P43">Die Skizzierung im Qt-Designer zahlte sich aus und sparte mir Zeit ein. <text:span text:style-name="T17">Soweit so gut.</text:span></text:p>
      <text:p text:style-name="P16"/>
      <text:p text:style-name="P87"><text:span text:style-name="T18">10</text:span>.05.2017 – <text:span text:style-name="T27">Überarbeitung, Neuausrichtung und DB - Verbindung</text:span></text:p>
      <text:p text:style-name="P5"/>
      <text:p text:style-name="P81">Aufgaben</text:p>
      <text:p text:style-name="P15">- <text:span text:style-name="T19">DB-Connection erstellen</text:span></text:p>
      <text:p text:style-name="P15">- <text:span text:style-name="T19">Testdaten zusammenstellen</text:span></text:p>
      <text:p text:style-name="P15">- <text:span text:style-name="T19">Interface Überarbeitung</text:span></text:p>
      <text:p text:style-name="P15">- <text:span text:style-name="T19">Fachgespräch mit Stefan Oderbolz</text:span></text:p>
      <text:p text:style-name="P15">- <text:span text:style-name="T19">Erste SQL Ansätze</text:span></text:p>
      <text:p text:style-name="P5"/>
      <text:p text:style-name="P91">Am Morgen bespreche ich mit meinem Fachvorgesetzten Horst Düster den Stand des GUIs. Ich entscheide mich danach es wäre besser den Kriterien der IPA entsprechen wenn das Programm über einem Menü, statt eines Haupt-Interfaces läuft. <text:span text:style-name="T20">Die Untermenüs könne beibehalten werden, das Haptmenü wird aber gelöscht und seine Funktionalität ganz auf die Menüleiste ausgelagert. Erste Datenbankverbindung wird erstellt und funktioniert. Dann ist es Zeit für das Fachgespräch. Fragen werden alle ohne Probleme beantwortet. Vor allem auf folgende Dinge muss ich noch wert legen:</text:span></text:p>
      <text:p text:style-name="P44">- <text:span text:style-name="T21">In der Dokumentation vorliegende Problem genau auslegen (siehe Kriterium [159]Problemanalyse)</text:span></text:p>
      <text:p text:style-name="P44">- <text:span text:style-name="T21">Versionierung aller Dokumente (Insbesonder vom Journal, Zeitplan, etc.)</text:span></text:p>
      <text:p text:style-name="P45">- <text:span text:style-name="T22">Zeitplan und Journal Überarbeiten</text:span></text:p>
      <text:p text:style-name="P92">Letzterer Punkt bewog mich dazu dieses Format über das vorherige Tabellenformat zu wählen (siehe Kapitel Journal in der Dokumentation). <text:span text:style-name="T23">Schlussendlich stellte ich mir ein paar Testdaten in der histo_db – die Testdatenbank – zusammen und begann die Klasse SQLExecute auszubauen. Der init() Befehl sollte jetzt schon implementiert sein, wobei sie aber noch ungetestet ist. Zudem müssen noch stärkere Teststrukturen gebaut werden um ungültige Layer abzufangen.</text:span></text:p>
      <text:p text:style-name="P46"/>
      <text:p text:style-name="P73">Erfolge/Positives</text:p>
      <text:p text:style-name="P52">Das Journalformat ist jetzt für mich viel bequemer. <text:span text:style-name="T24">Es stehen keine unbeantworteten Fragen nach dem Gespräch mit Stefan Oberdolz. Ich bin zudem dem Zeitplan leicht voraus und habe schon mit den SQL befehlen begonnen.</text:span></text:p>
      <text:p text:style-name="P25"/>
      <text:p text:style-name="P73">Probleme/Misserfolge</text:p>
      <text:p text:style-name="P53"><text:span text:style-name="T10">K</text:span><text:span text:style-name="T8">eine besonderen aber ich hätte mir Zeit einsparen können wenn ich die Kriterien des Produkts der IPA genauer durchgelesen hätte.</text:span></text:p>
      <text:p text:style-name="P25"/>
      <text:p text:style-name="P34">Fazit</text:p>
      <text:p text:style-name="P54">Werde das Dokument Farbeit.pdf noch einmal genau durchlesen und werden wahrscheinlich am Wochenende zusätzliche Arbeit leisten um Dokumentation und Zeitplan auf vordermann zu bringen.</text:p>
      <text:p text:style-name="P54"/>
      <text:p text:style-name="P88"><text:span text:style-name="T18">11</text:span>.05.2017 – <text:span text:style-name="T3">Programmierung der SQL- Befehle, Teil 1</text:span></text:p>
      <text:p text:style-name="P6"/>
      <text:p text:style-name="P82">Aufgaben</text:p>
      <text:p text:style-name="P17">- <text:span text:style-name="T25">SQL-Befehle Programmieren</text:span></text:p>
      <text:p text:style-name="P17">- <text:span text:style-name="T25">Versionierung der Dokumentation</text:span></text:p>
      <text:p text:style-name="P6"/>
      <text:p text:style-name="P93">Morgens beginne ich schnell damit die SQL-Befehle für das Plugin zu Programmieren. <text:span text:style-name="T26">Neben den drei wichtigsten (init(), version(), update()) queries gibt es auch paar die ich für abfragen benötige, beispielsweise welche Tabellen für die Update funktion verwendet werden. Die Queries sind schnell erstellt aber die wichtigsten funktionieren noch nicht. Die Logik ist aber weitgehend implementiert, was bedeutet dass sobald ich sie zum laufen bringe, das Plugin eigentlich funktional implementiert habe (ohne tests). Ich entscheide mich ebenfalls dafür dass die DBConn Klasse nun das Connection Objekt zurückgeben soll, statt nur des cursors. Dies gibt mir mehr Kontrolle und erlaubt mir die Verbindung zu schliessen und Änderungen zu commiten. </text:span></text:p>
      <text:p text:style-name="P95">Danach erstelle ich ein paar ordner im Plugin directory damit nicht alles so in der Gegend herumliegt und so es ein bisschen einfacher ist bestimmte Files zu finden. *.<text:span text:style-name="T27">ui files bekommen ihren Ordner, sowie das historisierung.sql und die Schriftlichen Dokumentationen. Somit werden sie ebenfalls versioniert.</text:span></text:p>
      <text:p text:style-name="P47"/>
      <text:p text:style-name="P74">Erfolge/Positives</text:p>
      <text:p text:style-name="P56">Einige SQL, befehle funktionieren grundsätzlich (Brauchen evtl. noch etwas fine-tuning). <text:span text:style-name="T28">Dokumentationen sind nun teil des Repositories</text:span></text:p>
      <text:p text:style-name="P26"/>
      <text:p text:style-name="P74">Probleme/Misserfolge</text:p>
      <text:p text:style-name="P57"><text:span text:style-name="T8">Nicht alle SQL-Befehle funktionieren und es wurden noch keine Tests zu ihnen erstellt. </text:span><text:span text:style-name="T11">Bis jetzt wurde alles On-the-Fly getestet was nicht ideal ist. </text:span><text:span text:style-name="T12">Zudem ist mein Fachvorgesetzter Freitags nur schwer erreichbar.</text:span></text:p>
      <text:p text:style-name="P26"/>
      <text:p text:style-name="P35">Fazit</text:p>
      <text:p text:style-name="P58">Falls die SQL-Fehler immer noch unlösbar sind, werde ich andere Mitarbeiter um Hilfe bitten. <text:span text:style-name="T29">Wenn sie auch nicht weiterhelfen können dann schaue ich was sonst alles noch programmiert werden muss und erstelle ein Testkonzept oder Überarbeite den Zeitplan.</text:span></text:p>
      <text:p text:style-name="P55"/>
      <text:p text:style-name="P7"/>
      <text:p text:style-name="P89"><text:span text:style-name="T18">12</text:span>.05.2017 – <text:span text:style-name="T3">Programmierung der SQL- Befehle, Teil 2</text:span></text:p>
      <text:p text:style-name="P7"/>
      <text:p text:style-name="P83">Aufgaben</text:p>
      <text:p text:style-name="P18">- <text:span text:style-name="T25">SQL-Befehle Programmieren</text:span></text:p>
      <text:p text:style-name="P18">- <text:span text:style-name="T30">Menü Listener programmiert</text:span></text:p>
      <text:p text:style-name="P7"/>
      <text:p text:style-name="P94"><text:span text:style-name="T30">Ich ziehe am Morgen Matthias zuhilfe beim lösen der SQL- Funktionen, bzw. Warum sie nicht funktionieren. Wie sich heraustellt war die Dokumentation der Befehle die mir zugestellt wurde unvollständig und ungenau. Die Funktion init() erwartete ein &lt;schema&gt; als Parameter anstelle einer Tabelle wie es die Dokumentation beschreibt. Eine undokumentierte Funktion namens _</text:span><text:span text:style-name="T31">table_</text:span><text:span text:style-name="T32">init() ist der eigentliche Befehl den ich brauche. </text:span><text:span text:style-name="T33">Mit diesem Problem aus dem weg funktioniert die initialisierung der Layer nun einwandfrei. </text:span><text:span text:style-name="T34">Zudem konnte ich die Datenbank initialisierung ebenfalls fertigstellen. </text:span><text:span text:style-name="T35">Der User kann nun den ganzen Prozess initialisieren. </text:span><text:span text:style-name="T36">Die Update und Version Funktionen tun es aber immer noch nicht. </text:span><text:span text:style-name="T37">Wahrscheinlich ist die Dokumentation wieder falsch oder unvollständig.</text:span></text:p>
      <text:p text:style-name="P96">Weil ich mit den fehlerhaften Dokumentation nur schwer vorankomme, besonders da mein Fachvorgesetzter der mir die Befehle zur Verfügung stellt ausser Haus ist, verwende ich die Zeit dazu einen Listener einzubauen welcher die verfügbaren Menüoptionen anpasst. <text:span text:style-name="T38">Ausschlaggebend hier sollen dabei die selektierten Layer sein. Mit diesem Listener werden unerwartete Fehlerquellen unterbunden und sparen an sich wiederholenden Eingabechecks ein.</text:span></text:p>
      <text:p text:style-name="P48"/>
      <text:p text:style-name="P75">Erfolge/Positives</text:p>
      <text:p text:style-name="P59">Die Initialisierung und der Listener laufen einwandfrei. <text:span text:style-name="T39">Sie können problemlos gebraucht werden.</text:span></text:p>
      <text:p text:style-name="P27"/>
      <text:p text:style-name="P75">Probleme/Misserfolge</text:p>
      <text:p text:style-name="P60"><text:span text:style-name="T12">D</text:span><text:span text:style-name="T8">ie zwei Anderen SQL- Befehle funktionieren immer noch nicht und es wurden noch keine Testcases erstellt. </text:span><text:span text:style-name="T13">Zeitplan muss noch </text:span><text:span text:style-name="T14">ü</text:span><text:span text:style-name="T13">berarbeitet werden.</text:span></text:p>
      <text:p text:style-name="P27"/>
      <text:p text:style-name="P36">Fazit</text:p>
      <text:p text:style-name="P61">SQL- Befehle will ich voraussichtlich am Montag zuende bringen; Der Fachvorgesetzte sollte dann wieder heir sein. <text:span text:style-name="T40">Über das Wochenende werde ich den Zeitplan verbessern und ein Testkonzept erstellen.</text:span></text:p>
      <text:p text:style-name="P11"/>
      <text:p text:style-name="P61"><text:span text:style-name="T41">1</text:span><text:span text:style-name="T43">4</text:span><text:span text:style-name="T42">.05.2017 – </text:span><text:span text:style-name="T43">Zeitplan 2.0</text:span></text:p>
      <text:p text:style-name="P8"/>
      <text:p text:style-name="P84">Aufgaben</text:p>
      <text:p text:style-name="P19">- <text:span text:style-name="T47">Zeitplan überarbeitet</text:span></text:p>
      <text:p text:style-name="P62"/>
      <text:p text:style-name="P62">Während des Wochenendes habe ich mri wie geplant ca. 1 Stunde genommen um den Zeitplan zu überarbeiten. Gründe dafür sind die Ungenauigkeit des alten Zeitplans und <text:span text:style-name="T48">die Aussicht auf neue Prioritäten in der 2. Woche.</text:span></text:p>
      <text:p text:style-name="P49"/>
      <text:p text:style-name="P76">Erfolge/Positives</text:p>
      <text:p text:style-name="P63">Neuer Zeitplan deckt mehr Kriterien ab und ist Zeitlich besser gegliedert.</text:p>
      <text:p text:style-name="P28"/>
      <text:p text:style-name="P76">Probleme/Misserfolge</text:p>
      <text:p text:style-name="P63"><text:span text:style-name="T13">I</text:span><text:span text:style-name="T8">PERKA punkte werden nicht alle eingehalten bzw. sind unersichtlich.</text:span></text:p>
      <text:p text:style-name="P28"/>
      <text:p text:style-name="P37">Fazit</text:p>
      <text:p text:style-name="P63">Werde Zeitplan für die Dokumentation noch einmal mit abgleich zu den Kriterien überarbeiten müssen.</text:p>
      <text:p text:style-name="P90"><text:span text:style-name="T18">15</text:span>.05.2017 – <text:span text:style-name="T3">Programmierung der SQL- Befehle, Teil 3</text:span></text:p>
      <text:p text:style-name="P9"/>
      <text:p text:style-name="P85">Aufgaben</text:p>
      <text:p text:style-name="P20">- <text:span text:style-name="T48">Load Layers ist nun implementiert</text:span></text:p>
      <text:p text:style-name="P20">- <text:span text:style-name="T48">Klassenbeschreibungen im Quellcode eingefügt</text:span></text:p>
      <text:p text:style-name="P20">- <text:span text:style-name="T48">2. Experten Besuch</text:span></text:p>
      <text:p text:style-name="P20">- <text:span text:style-name="T50">Testkonzept begonnen</text:span></text:p>
      <text:p text:style-name="P50"/>
      <text:p text:style-name="P63">Nach langer Arbeit ist die Load Layers Funktion korrekt implementiert. <text:span text:style-name="T49">Es ist dem Benutzer nun möglich seine Layers zu historisieren und verschiedene Zeitstände zu laden. Ausserdem habe ich eine kurze Beschreibung zu jeder Funktion und Klasse im Quellcode erstellt um deren Funktion zu erläutern. Beim Experten Besuch wurde der Präsentations Termin auf den 31.05.2017 um 09:00 gesetzt. Auch wurde das Prozedere zur Abgabe nochmal wiederholt. Schlussendlich habe ich noch begonnen die Vorlage zum Testkonzept auszufüllen in Vorbereitung auf den Mittwoch wo die Testphase voraussichtlich beginnen sollte.</text:span></text:p>
      <text:p text:style-name="P50"/>
      <text:p text:style-name="P77">Erfolge/Positives</text:p>
      <text:p text:style-name="P64">Das Plugin hat nun einen sinnvollen Nutzen.</text:p>
      <text:p text:style-name="P29"/>
      <text:p text:style-name="P77">Probleme/Misserfolge</text:p>
      <text:p text:style-name="P65"><text:span text:style-name="T13">U</text:span><text:span text:style-name="T8">pdate() ist immer noch nicht implementiert und braucht noch sinvolle Testdaten.</text:span></text:p>
      <text:p text:style-name="P29"/>
      <text:p text:style-name="P38">Fazit</text:p>
      <text:p text:style-name="P66">Morgen sind Übersetzung und Benutzeranleitung vorgesehen. <text:span text:style-name="T51">Diese nehmen die Priorität von jetzt an. Das Menü sollte die ausgeschalteten Befehle ebenfalls ausgrauen. Von nun an wird die Update Funktion von meiner Seite als Zusatz erachtet.</text:span></text:p>
      <text:p text:style-name="P97"/>
      <text:p text:style-name="P66"><text:span text:style-name="T41">1</text:span><text:span text:style-name="T46">6</text:span><text:span text:style-name="T42">.05.2017 – </text:span><text:span text:style-name="T45">Übersetzung,</text:span><text:span text:style-name="T44"> </text:span><text:span text:style-name="T45">Benutzeranleitung und Testkonzept</text:span></text:p>
      <text:p text:style-name="P10"/>
      <text:p text:style-name="P86">Aufgaben</text:p>
      <text:p text:style-name="P21">- <text:span text:style-name="T52">Deutschübersetzung des User Interfaces ist implementiert</text:span></text:p>
      <text:p text:style-name="P21">- <text:span text:style-name="T52">Html-Benutzeranleitung (About-Dialog) ist implementiert</text:span></text:p>
      <text:p text:style-name="P21">- <text:span text:style-name="T53">Testkonzept ist erstellt</text:span></text:p>
      <text:p text:style-name="P21">- <text:span text:style-name="T53">UML-Klassendiagramm an das Programm angepasst</text:span></text:p>
      <text:p text:style-name="P51"/>
      <text:p text:style-name="P67">Ich habe in kürzester Zeit das Framework für die Übersetzung des Plugin Interfaces implementiert. <text:span text:style-name="T54">Wenn die Sprache nun zu Deutsch gewechselt wird sollte sich das GUI automatisch anpassen. Ebenfalls ist die Benutzeranleitung als Html-File geschrieben und wird in einer QWebView im About-Dialog Fenster gezeigt. Mit der übrig bleibenden Zeit habe ich das Testkonzept für Morgen fertiggestellt und das UML-Klassendiagramm an den jetztigen Stand angepasst.</text:span></text:p>
      <text:p text:style-name="P51"/>
      <text:p text:style-name="P78">Erfolge/Positives</text:p>
      <text:p text:style-name="P68">Plugin ist weitgehend fertig (ausser der Update Funktion). <text:span text:style-name="T55">Nach dem Testen kann ich mich voll und ganz auf die Dokumentation konzentrieren</text:span></text:p>
      <text:p text:style-name="P30"/>
      <text:p text:style-name="P78">Probleme/Misserfolge</text:p>
      <text:p text:style-name="P69"><text:span text:style-name="T8">Die Update() Funktion ist und wird nicht fertig. </text:span><text:span text:style-name="T15">Ich muss mich wohl damit abfinden.</text:span></text:p>
      <text:p text:style-name="P30"/>
      <text:p text:style-name="P39">Fazit</text:p>
      <text:p text:style-name="P70">Morgen wird das Testprotokoll geführt (Testdaten liegen bereits vor). <text:span text:style-name="T56">Danach wird im Höchstempo an der Dokumentation gearbeitet mithilfe der FA-Arbeit. Wenn ich das Gefühl habe ich komme gut voran wird der Zeitplan nochmal verbessert.</text:span></text:p>
      <text:p text:style-name="P66"/>
      <text:p text:style-name="P110"><text:span text:style-name="T41">1</text:span><text:span text:style-name="T46">7</text:span><text:span text:style-name="T42">.05.2017 – </text:span><text:span text:style-name="T46">Testen und Dokumentieren</text:span></text:p>
      <text:p text:style-name="P98"/>
      <text:p text:style-name="P108">Aufgaben</text:p>
      <text:p text:style-name="P100">- <text:span text:style-name="T57">Testprotokoll geführt</text:span></text:p>
      <text:p text:style-name="P100">- <text:span text:style-name="T57">Kurzfassung der Dokumentation erstellt</text:span></text:p>
      <text:p text:style-name="P100">- <text:span text:style-name="T57">Activity und Use-Case Diagramme angepasst und dokumentiert</text:span></text:p>
      <text:p text:style-name="P100">- <text:span text:style-name="T57">Installationsanweisungen und Bedienungsanleitung geschrieben</text:span></text:p>
      <text:p text:style-name="P100">- <text:span text:style-name="T59">Projektablauf ergänzt</text:span></text:p>
      <text:p text:style-name="P101"/>
      <text:p text:style-name="P104">Die Tests <text:span text:style-name="T58">wurden am Morgen wie im Testkonzept beschrieben. Alles funktioniert wie erwartet (ausser dem Update Layer). Kleine Verbesserungen sind hier und da Möglich aber nichts was den Programmfluss störte. Danach habe ich an der Dokumentation gearbeitet. Das FArbeit Dokument und die IPA-Kriterien sind hier äusserst Hilfreich. Bei der Bedienungsanleitung und der Installationsanweisungen habe ich vieles aus der HTML- Benutzeranleitung wiederverwendet aber habe es mit sinvollen Einträgen ergänzt (z.B. wie man das Plugin in QGIS installiert). <text:s/></text:span></text:p>
      <text:p text:style-name="P101"/>
      <text:p text:style-name="P109">Erfolge/Positives</text:p>
      <text:p text:style-name="P105">Dokumentation kommt gut voran. <text:span text:style-name="T59">Eine klare Trennung der Systementwürfe von vor und nach dem Mittwoch ist nun klar im Projektablauf erwähnt. Im Systembeschrieb sind diese Änderungen dann dokumentiert.</text:span></text:p>
      <text:p text:style-name="P102"/>
      <text:p text:style-name="P109">Probleme/Misserfolge</text:p>
      <text:p text:style-name="P106"><text:span text:style-name="T15">K</text:span><text:span text:style-name="T8">eine, </text:span><text:span text:style-name="T16">hätte aber evtl. mehr Testfälle screiben sollen.</text:span></text:p>
      <text:p text:style-name="P102"/>
      <text:p text:style-name="P103">Fazit</text:p>
      <text:p text:style-name="P107">Dokumentation wird fortgesetzt und hoffentlich weitgehend beendet. <text:span text:style-name="T60">Es sollte so wenig Arbeit wie möglich noch am Freitag gemacht werden müss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2H29M8S</meta:editing-duration>
    <meta:editing-cycles>131</meta:editing-cycles>
    <meta:generator>LibreOffice/5.1.4.2$Linux_X86_64 LibreOffice_project/10m0$Build-2</meta:generator>
    <dc:date>2017-05-17T17:33:09.315804645</dc:date>
    <meta:document-statistic meta:table-count="0" meta:image-count="0" meta:object-count="0" meta:page-count="6" meta:paragraph-count="119" meta:word-count="1629" meta:character-count="11774" meta:non-whitespace-character-count="10250"/>
    <meta:user-defined meta:name="Info 1"/>
    <meta:user-defined meta:name="Info 2"/>
    <meta:user-defined meta:name="Info 3"/>
    <meta:user-defined meta:name="Info 4"/>
  </office:meta>
</office:document-meta>
</file>